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K-Means Runtime (1000 data points)</text:p>
          </table:table-cell>
          <table:table-cell/>
          <table:table-cell office:value-type="string" calcext:value-type="string">
            <text:p>K-Means Runtime (8000 data points)</text:p>
          </table:table-cell>
          <table:table-cell/>
        </table:table-row>
        <table:table-row table:style-name="ro2">
          <table:table-cell office:value-type="string" calcext:value-type="string">
            <text:p>Amount of workers</text:p>
          </table:table-cell>
          <table:table-cell table:style-name="ce1" office:value-type="string" calcext:value-type="string">
            <text:p>No farm (as many iterations as workers)</text:p>
          </table:table-cell>
          <table:table-cell table:style-name="ce1" office:value-type="string" calcext:value-type="string">
            <text:p>SJF Farm (k=1,…,100)</text:p>
          </table:table-cell>
          <table:table-cell table:style-name="ce1" office:value-type="string" calcext:value-type="string">
            <text:p>LJF Farm (k=100,…,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6" calcext:value-type="float">
            <text:p>2.516</text:p>
          </table:table-cell>
          <table:table-cell office:value-type="float" office:value="7.532" calcext:value-type="float">
            <text:p>7.532</text:p>
          </table:table-cell>
          <table:table-cell office:value-type="float" office:value="6.342" calcext:value-type="float">
            <text:p>6.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25" calcext:value-type="float">
            <text:p>2.525</text:p>
          </table:table-cell>
          <table:table-cell office:value-type="float" office:value="5.112" calcext:value-type="float">
            <text:p>5.112</text:p>
          </table:table-cell>
          <table:table-cell office:value-type="float" office:value="5.176" calcext:value-type="float">
            <text:p>5.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63" calcext:value-type="float">
            <text:p>2.563</text:p>
          </table:table-cell>
          <table:table-cell office:value-type="float" office:value="4.515" calcext:value-type="float">
            <text:p>4.515</text:p>
          </table:table-cell>
          <table:table-cell office:value-type="float" office:value="4.543" calcext:value-type="float">
            <text:p>4.5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95" calcext:value-type="float">
            <text:p>2.595</text:p>
          </table:table-cell>
          <table:table-cell office:value-type="float" office:value="3.768" calcext:value-type="float">
            <text:p>3.768</text:p>
          </table:table-cell>
          <table:table-cell office:value-type="float" office:value="3.828" calcext:value-type="float">
            <text:p>3.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83" calcext:value-type="float">
            <text:p>2.583</text:p>
          </table:table-cell>
          <table:table-cell office:value-type="float" office:value="3.731" calcext:value-type="float">
            <text:p>3.731</text:p>
          </table:table-cell>
          <table:table-cell office:value-type="float" office:value="4.032" calcext:value-type="float">
            <text:p>4.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4" calcext:value-type="float">
            <text:p>2.64</text:p>
          </table:table-cell>
          <table:table-cell office:value-type="float" office:value="3.842" calcext:value-type="float">
            <text:p>3.842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78" calcext:value-type="float">
            <text:p>2.78</text:p>
          </table:table-cell>
          <table:table-cell office:value-type="float" office:value="3.808" calcext:value-type="float">
            <text:p>3.808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347" calcext:value-type="float">
            <text:p>3.347</text:p>
          </table:table-cell>
          <table:table-cell office:value-type="float" office:value="4.193" calcext:value-type="float">
            <text:p>4.193</text:p>
          </table:table-cell>
          <table:table-cell office:value-type="float" office:value="4.186" calcext:value-type="float">
            <text:p>4.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6:59:09.912588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5:57:33.842246121</meta:creation-date>
    <dc:date>2019-04-03T17:16:16.034670380</dc:date>
    <meta:editing-duration>PT44M16S</meta:editing-duration>
    <meta:editing-cycles>5</meta:editing-cycles>
    <meta:generator>LibreOffice/6.0.7.3$Linux_X86_64 LibreOffice_project/00m0$Build-3</meta:generator>
    <meta:document-statistic meta:table-count="1" meta:cell-count="38" meta:object-count="0"/>
  </office:meta>
</office:document-meta>
</file>